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1">
      <style:text-properties officeooo:paragraph-rsid="000a63eb"/>
    </style:style>
    <style:style style:name="P2" style:family="paragraph" style:parent-style-name="No_20_Spacing1">
      <style:text-properties fo:color="#262630" loext:opacity="100%" style:font-name="Arial" style:letter-kerning="true" style:font-name-asian="Times New Roman1" style:font-name-complex="Arial1"/>
    </style:style>
    <style:style style:name="P3" style:family="paragraph" style:parent-style-name="No_20_Spacing1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4" style:family="paragraph" style:parent-style-name="Text_20_body_20__28_user_29_">
      <style:text-properties style:font-name="Arial" fo:font-size="10pt" style:font-size-asian="10pt" style:font-size-complex="10pt"/>
    </style:style>
    <style:style style:name="P5" style:family="paragraph" style:parent-style-name="Text_20_body_20__28_user_29_">
      <style:text-properties fo:color="#212529" loext:opacity="100%" style:font-name="PT Sans" fo:font-size="12pt" fo:font-weight="bold" style:font-size-asian="12pt" style:font-weight-asian="bold" style:font-weight-complex="bold"/>
    </style:style>
    <style:style style:name="P6" style:family="paragraph" style:parent-style-name="CVList" style:list-style-name="WWNum3"/>
    <style:style style:name="P7" style:family="paragraph" style:parent-style-name="CVList" style:list-style-name="WWNum3">
      <style:text-properties officeooo:paragraph-rsid="000a63eb"/>
    </style:style>
    <style:style style:name="P8" style:family="paragraph" style:parent-style-name="CVList" style:list-style-name="WWNum3">
      <style:text-properties fo:font-size="10pt" fo:font-weight="normal" officeooo:paragraph-rsid="000a63eb" style:font-size-asian="10pt" style:font-weight-asian="normal" style:font-size-complex="10pt" style:font-weight-complex="normal"/>
    </style:style>
    <style:style style:name="P9" style:family="paragraph" style:parent-style-name="CVList" style:list-style-name="WWNum3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CVList" style:list-style-name="WWNum3">
      <style:text-properties fo:color="#000000" loext:opacity="100%" style:font-name="Arial" fo:font-size="10pt" fo:font-weight="normal" officeooo:rsid="000a63eb" officeooo:paragraph-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1" style:family="paragraph" style:parent-style-name="CVList" style:list-style-name="">
      <style:text-properties fo:color="#000000" loext:opacity="100%" style:font-name="Arial" fo:font-size="10pt" fo:font-weight="normal" officeooo:rsid="000a63eb" officeooo:paragraph-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2" style:family="paragraph" style:parent-style-name="CVList" style:list-style-name="WWNum3">
      <style:text-properties fo:color="#00000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3" style:family="paragraph" style:parent-style-name="CVList" style:list-style-name="">
      <style:text-properties fo:color="#00000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4" style:family="paragraph" style:parent-style-name="CVList" style:list-style-name=""/>
    <style:style style:name="P15" style:family="paragraph" style:parent-style-name="No_20_Spacing1">
      <style:text-properties style:font-name="Arial" fo:font-size="16pt" fo:font-weight="bold" style:font-size-asian="16pt" style:font-weight-asian="bold" style:font-name-complex="Arial1"/>
    </style:style>
    <style:style style:name="P16" style:family="paragraph" style:parent-style-name="No_20_Spacing1">
      <style:text-properties style:font-name="Arial" fo:font-size="12pt" fo:font-weight="bold" style:font-size-asian="12pt" style:font-weight-asian="bold" style:font-name-complex="Arial1"/>
    </style:style>
    <style:style style:name="P17" style:family="paragraph" style:parent-style-name="No_20_Spacing1">
      <style:text-properties fo:color="#262630" loext:opacity="100%" style:font-name="Arial" officeooo:rsid="000a63eb" officeooo:paragraph-rsid="000a63eb" style:letter-kerning="true" style:font-name-asian="Times New Roman1" style:font-name-complex="Arial1"/>
    </style:style>
    <style:style style:name="P18" style:family="paragraph" style:parent-style-name="No_20_Spacing1">
      <style:text-properties fo:color="#262630" loext:opacity="100%" style:font-name="Arial" style:letter-kerning="true" style:font-name-asian="Times New Roman1" style:font-name-complex="Arial1"/>
    </style:style>
    <style:style style:name="P19" style:family="paragraph" style:parent-style-name="No_20_Spacing1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/>
    </style:style>
    <style:style style:name="P20" style:family="paragraph" style:parent-style-name="No_20_Spacing1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 style:font-size-complex="10pt"/>
    </style:style>
    <style:style style:name="P21" style:family="paragraph" style:parent-style-name="No_20_Spacing1">
      <style:text-properties fo:color="#262630" loext:opacity="100%" style:font-name="Arial" fo:font-size="12pt" fo:font-weight="bold" style:letter-kerning="true" style:font-name-asian="Times New Roman1" style:font-size-asian="12pt" style:font-weight-asian="bold" style:font-name-complex="Arial1"/>
    </style:style>
    <style:style style:name="P22" style:family="paragraph" style:parent-style-name="No_20_Spacing1">
      <style:text-properties fo:color="#262630" loext:opacity="100%" style:font-name="Arial" fo:font-size="12pt" fo:font-weight="bold" officeooo:rsid="000a63eb" officeooo:paragraph-rsid="000a63eb" style:letter-kerning="true" style:font-name-asian="Times New Roman1" style:font-size-asian="12pt" style:font-weight-asian="bold" style:font-name-complex="Arial1"/>
    </style:style>
    <style:style style:name="P23" style:family="paragraph" style:parent-style-name="No_20_Spacing1">
      <style:text-properties fo:color="#262630" loext:opacity="100%" style:font-name="Arial" fo:font-size="12pt" fo:font-weight="bold" officeooo:paragraph-rsid="000a63eb" style:letter-kerning="true" style:font-name-asian="Times New Roman1" style:font-size-asian="12pt" style:font-weight-asian="bold" style:font-name-complex="Arial1"/>
    </style:style>
    <style:style style:name="P24" style:family="paragraph" style:parent-style-name="No_20_Spacing1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25" style:family="paragraph" style:parent-style-name="No_20_Spacing1" style:list-style-name="WWNum9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26" style:family="paragraph" style:parent-style-name="No_20_Spacing1" style:list-style-name="WWNum10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27" style:family="paragraph" style:parent-style-name="No_20_Spacing1" style:list-style-name="WWNum5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28" style:family="paragraph" style:parent-style-name="No_20_Spacing1" style:list-style-name="WWNum14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29" style:family="paragraph" style:parent-style-name="No_20_Spacing1" style:list-style-name="WWNum15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0" style:family="paragraph" style:parent-style-name="No_20_Spacing1" style:list-style-name="WWNum16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1" style:family="paragraph" style:parent-style-name="No_20_Spacing1" style:list-style-name="WWNum17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2" style:family="paragraph" style:parent-style-name="No_20_Spacing1" style:list-style-name="WWNum18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3" style:family="paragraph" style:parent-style-name="No_20_Spacing1" style:list-style-name="WWNum19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4" style:family="paragraph" style:parent-style-name="No_20_Spacing1" style:list-style-name="WWNum4"/>
    <style:style style:name="P35" style:family="paragraph" style:parent-style-name="No_20_Spacing1" style:list-style-name="WWNum11"/>
    <style:style style:name="P36" style:family="paragraph" style:parent-style-name="No_20_Spacing1" style:list-style-name="WWNum12"/>
    <style:style style:name="P37" style:family="paragraph" style:parent-style-name="No_20_Spacing1" style:list-style-name="WWNum13">
      <style:text-properties officeooo:paragraph-rsid="000f3b3d"/>
    </style:style>
    <style:style style:name="P38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font-weight="bold" officeooo:paragraph-rsid="000a63eb" style:letter-kerning="true" style:font-name-asian="Times New Roman1" style:font-size-asian="10pt" style:font-weight-asian="bold" style:font-name-complex="Arial1" style:font-size-complex="10pt" style:font-weight-complex="bold"/>
    </style:style>
    <style:style style:name="P39" style:family="paragraph" style:parent-style-name="No_20_Spacing1" style:list-style-name="WWNum20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40" style:family="paragraph" style:parent-style-name="No_20_Spacing1" style:list-style-name="WWNum3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41" style:family="paragraph" style:parent-style-name="No_20_Spacing1" style:list-style-name="WWNum3">
      <style:text-properties fo:color="#000000" loext:opacity="100%" style:font-name="Arial" fo:font-size="10pt" officeooo:rsid="000f3b3d" officeooo:paragraph-rsid="000f3b3d" style:letter-kerning="true" style:font-name-asian="Times New Roman1" style:font-size-asian="10pt" style:font-name-complex="Arial1" style:font-size-complex="10pt"/>
    </style:style>
    <style:style style:name="P42" style:family="paragraph" style:parent-style-name="No_20_Spacing1">
      <style:text-properties fo:color="#000000" loext:opacity="100%" style:font-name="Arial" fo:font-weight="bold" style:letter-kerning="true" style:font-name-asian="Times New Roman1" style:font-weight-asian="bold" style:font-name-complex="Arial1" style:font-weight-complex="bold"/>
    </style:style>
    <style:style style:name="P43" style:family="paragraph" style:parent-style-name="No_20_Spacing1">
      <style:text-properties fo:color="#000000" loext:opacity="100%" style:font-name="Arial" fo:font-size="12pt" style:letter-kerning="true" style:font-name-asian="Times New Roman1" style:font-size-asian="12pt" style:font-name-complex="Arial1"/>
    </style:style>
    <style:style style:name="P44" style:family="paragraph" style:parent-style-name="No_20_Spacing1" style:list-style-name="WWNum3"/>
    <style:style style:name="P45" style:family="paragraph" style:parent-style-name="Text_20_body_20__28_user_29_" style:list-style-name="WWNum3"/>
    <style:style style:name="P46" style:family="paragraph" style:parent-style-name="Text_20_body_20__28_user_29_" style:list-style-name="WWNum3">
      <style:text-properties fo:color="#212529" loext:opacity="100%" style:font-name="Arial" fo:font-size="10pt" style:font-size-asian="10pt" style:font-size-complex="10pt"/>
    </style:style>
    <style:style style:name="P47" style:family="paragraph" style:parent-style-name="Text_20_body_20__28_user_29_" style:list-style-name="WWNum3">
      <style:paragraph-properties fo:margin-top="0cm" fo:margin-bottom="0.247cm" style:contextual-spacing="false"/>
      <style:text-properties fo:color="#212529" loext:opacity="100%" style:font-name="Arial" fo:font-size="10pt" style:font-size-asian="10pt" style:font-size-complex="10pt"/>
    </style:style>
    <style:style style:name="P48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0a63eb" style:letter-kerning="true" style:font-name-asian="Times New Roman1" style:font-size-asian="10pt" style:font-name-complex="Arial1"/>
    </style:style>
    <style:style style:name="P49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0c61f2" style:letter-kerning="true" style:font-name-asian="Times New Roman1" style:font-size-asian="10pt" style:font-name-complex="Arial1"/>
    </style:style>
    <style:style style:name="P50" style:family="paragraph" style:parent-style-name="Text_20_body_20__28_user_29_">
      <style:text-properties fo:color="#000000" loext:opacity="100%" style:font-name="Arial" fo:font-size="10pt" officeooo:rsid="000a63eb" officeooo:paragraph-rsid="000c61f2" style:letter-kerning="true" style:font-name-asian="Times New Roman1" style:font-size-asian="10pt" style:font-name-complex="Arial1"/>
    </style:style>
    <style:style style:name="P51" style:family="paragraph" style:parent-style-name="Text_20_body_20__28_user_29_" style:list-style-name="WWNum7">
      <style:text-properties fo:color="#000000" loext:opacity="100%" style:font-name="Arial" fo:font-size="10pt" style:letter-kerning="true" style:font-name-asian="Times New Roman1" style:font-size-asian="10pt" style:font-name-complex="Arial1"/>
    </style:style>
    <style:style style:name="P52" style:family="paragraph" style:parent-style-name="Text_20_body_20__28_user_29_" style:list-style-name="WWNum3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1" style:family="text">
      <style:text-properties style:font-name="Arial" fo:font-size="12pt" fo:font-weight="bold" style:font-size-asian="12pt" style:font-weight-asian="bold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letter-kerning="true" style:font-name-asian="Times New Roman1" style:font-size-asian="10pt" style:font-name-complex="Arial1" style:font-size-complex="10pt"/>
    </style:style>
    <style:style style:name="T7" style:family="text">
      <style:text-properties style:font-name="Arial" fo:font-size="10pt" style:letter-kerning="true" style:font-name-asian="Times New Roman1" style:font-size-asian="10pt" style:font-name-complex="Arial1" style:font-size-complex="10pt" style:font-weight-complex="bold"/>
    </style:style>
    <style:style style:name="T8" style:family="text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9" style:family="text">
      <style:text-properties fo:color="#262630" loext:opacity="100%" style:font-name="Arial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0" style:family="text">
      <style:text-properties fo:color="#262630" loext:opacity="100%" style:font-name="Arial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1" style:family="text">
      <style:text-properties fo:color="#262630" loext:opacity="100%" style:text-position="super 58%" style:font-name="Arial" fo:font-size="10pt" style:letter-kerning="true" style:font-name-asian="Times New Roman1" style:font-size-asian="10pt" style:font-name-complex="Arial1" style:font-size-complex="10pt"/>
    </style:style>
    <style:style style:name="T12" style:family="text">
      <style:text-properties fo:color="#26263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3" style:family="text">
      <style:text-properties fo:color="#262630" loext:opacity="100%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4" style:family="text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15" style:family="text">
      <style:text-properties fo:color="#000000" loext:opacity="100%" style:font-name="Arial" fo:font-size="12pt" style:letter-kerning="true" style:font-name-asian="Times New Roman1" style:font-size-asian="12pt" style:font-name-complex="Arial1"/>
    </style:style>
    <style:style style:name="T16" style:family="text">
      <style:text-properties fo:color="#000000" loext:opacity="100%" style:font-name="Arial" fo:font-size="12pt" officeooo:rsid="000a63eb" style:letter-kerning="true" style:font-name-asian="Times New Roman1" style:font-size-asian="12pt" style:font-name-complex="Arial1"/>
    </style:style>
    <style:style style:name="T17" style:family="text">
      <style:text-properties fo:color="#212529" loext:opacity="100%" style:font-name="Arial" fo:font-size="10pt" style:font-size-asian="10pt" style:font-size-complex="10pt"/>
    </style:style>
    <style:style style:name="T18" style:family="text">
      <style:text-properties fo:color="#212529" loext:opacity="100%" style:font-name="Arial" fo:font-size="10pt" fo:language="en" fo:country="GB" style:font-size-asian="10pt" style:font-size-complex="10pt"/>
    </style:style>
    <style:style style:name="T19" style:family="text">
      <style:text-properties fo:color="#212529" loext:opacity="100%" style:font-name="Arial" fo:font-size="10pt" style:letter-kerning="true" style:font-name-asian="Times New Roman1" style:font-size-asian="10pt" style:font-name-complex="Arial1" style:font-size-complex="10pt" style:font-weight-complex="bold"/>
    </style:style>
    <style:style style:name="T20" style:family="text">
      <style:text-properties style:font-name-asian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Wiktor Kaczor</text:p>
      <text:p text:style-name="No_20_Spacing1"><text:span text:style-name="T1">Mobile Number:</text:span><text:span text:style-name="T3"> 07936271953</text:span></text:p>
      <text:p text:style-name="No_20_Spacing1"><text:span text:style-name="T1">Email:</text:span><text:span text:style-name="T3"> </text:span><text:bookmark-start text:name="_Hlk13782819"/><text:a xlink:type="simple" xlink:href="mailto:wiktoraleksanderkaczor@gmail.com" text:style-name="Standard" text:visited-style-name="Standard"><text:span text:style-name="T3">wiktoraleksanderkaczor@gmail.com</text:span></text:a><text:bookmark-end text:name="_Hlk13782819"/></text:p>
      <text:p text:style-name="No_20_Spacing1"><text:span text:style-name="T1">Website: </text:span><text:a xlink:type="simple" xlink:href="https://wiktorkaczor.com/" text:style-name="Standard" text:visited-style-name="Standard"><text:span text:style-name="T3">https://wiktorkaczor.com</text:span></text:a></text:p>
      <text:p text:style-name="No_20_Spacing1"><text:span text:style-name="T2">LinkedIn</text:span><text:span text:style-name="T4">: </text:span><text:a xlink:type="simple" xlink:href="https://www.linkedin.com/in/wiktorkaczor" text:style-name="Standard" text:visited-style-name="Standard"><text:span text:style-name="T3">https://www.linkedin.com/in/wiktorkaczor</text:span></text:a><text:span text:style-name="T3"> </text:span></text:p>
      <text:p text:style-name="P16">Home Address:</text:p>
      <text:p text:style-name="P17">Flat 14, 9 Muirhouse Crescent</text:p>
      <text:p text:style-name="P2">Edinburgh</text:p>
      <text:p text:style-name="P17">EH4 4QF</text:p>
      <text:p text:style-name="P2"/>
      <text:p text:style-name="P19">Education</text:p>
      <text:p text:style-name="P21">Undergraduate Study at Edinburgh Napier University (2019 to 2021):</text:p>
      <text:list text:style-name="WWNum4">
        <text:list-item>
          <text:p text:style-name="P34"><text:span text:style-name="T8">BEng (Hons) Cybersecurity and Forensics (3</text:span><text:span text:style-name="T11">rd</text:span><text:span text:style-name="T8"> Year Entry) with First Class Honours [2019 to 2021]</text:span></text:p>
        </text:list-item>
      </text:list>
      <text:p text:style-name="P3"/>
      <text:p text:style-name="P21">Higher Education at Edinburgh College (2016 to 2019):</text:p>
      <text:list text:style-name="WWNum9">
        <text:list-item>
          <text:p text:style-name="P25">Higher National Diploma Computing: Networking - Grade A (SQCF Level 8) [2017 to 2019]</text:p>
        </text:list-item>
        <text:list-item text:style-override="WWNum10">
          <text:p text:style-name="P26">National Certificate Computing: Technical Support - (SQCF Level 6) [2016 to 2017]</text:p>
        </text:list-item>
      </text:list>
      <text:p text:style-name="P3"/>
      <text:p text:style-name="P21">Additional Certifications:</text:p>
      <text:list text:style-name="WWNum11">
        <text:list-item>
          <text:p text:style-name="P35"><text:span text:style-name="T5">Splunk Core Certified Power User [Certified 2022]<text:line-break/></text:span><text:a xlink:type="simple" xlink:href="https://www.credly.com/badges/9316b645-80f6-4db7-bb0c-4fbf985d1a2d" text:style-name="Standard" text:visited-style-name="Standard"><text:span text:style-name="T5">https://www.credly.com/badges/9316b645-80f6-4db7-bb0c-4fbf985d1a2d</text:span></text:a></text:p>
        </text:list-item>
        <text:list-item text:style-override="WWNum12">
          <text:p text:style-name="P36"><text:span text:style-name="T5">Splunk Core Certified User [Certified 2021]<text:line-break/></text:span><text:a xlink:type="simple" xlink:href="https://www.credly.com/badges/01d7b394-831b-42cf-8d89-f0c8eaed8abb" text:style-name="Standard" text:visited-style-name="Standard"><text:span text:style-name="T5">https://www.credly.com/badges/01d7b394-831b-42cf-8d89-f0c8eaed8abb</text:span></text:a></text:p>
        </text:list-item>
        <text:list-item text:style-override="WWNum13">
          <text:p text:style-name="P37"><text:span text:style-name="T8">MTA (Microsoft Technology Associate): Windows Operating System Fundamentals [Certified 2017]<text:line-break/></text:span><text:a xlink:type="simple" xlink:href="https://www.youracclaim.com/badges/754731c9-fdf1-461a-b0e5-b658b1839778" text:style-name="Standard" text:visited-style-name="Standard"><text:span text:style-name="T6">https://www.youracclaim.com/badges/754731c9-fdf1-461a-b0e5-b658b1839778</text:span></text:a></text:p>
        </text:list-item>
      </text:list>
      <text:p text:style-name="P21"/>
      <text:p text:style-name="P21">Secondary Education at Holy Rood RC High School (2012 to 2016):</text:p>
      <text:list text:style-name="WWNum5">
        <text:list-item>
          <text:p text:style-name="P27">Computing Science – Grade B [National 5]</text:p>
        </text:list-item>
        <text:list-item text:style-override="WWNum14">
          <text:p text:style-name="P28">Physics - Grade B [National 5]</text:p>
        </text:list-item>
        <text:list-item text:style-override="WWNum15">
          <text:p text:style-name="P29">English` - Grade B [National 5]</text:p>
        </text:list-item>
        <text:list-item text:style-override="WWNum16">
          <text:p text:style-name="P30">Italian – Grade B [National 5]</text:p>
        </text:list-item>
        <text:list-item text:style-override="WWNum17">
          <text:p text:style-name="P31">Media – Grade B [National 5]</text:p>
        </text:list-item>
        <text:list-item text:style-override="WWNum18">
          <text:p text:style-name="P32"><text:soft-page-break/>Business Management – Grade C [National 5]</text:p>
        </text:list-item>
        <text:list-item text:style-override="WWNum19">
          <text:p text:style-name="P33">Graphic Communication – Grade C [National 5]</text:p>
        </text:list-item>
      </text:list>
      <text:p text:style-name="P3"/>
      <text:p text:style-name="P19">Work Experience</text:p>
      <text:p text:style-name="P22">Software Developer</text:p>
      <text:list xml:id="list436995739" text:style-name="WWNum3">
        <text:list-item>
          <text:p text:style-name="P8">Adarma, United Kingdom</text:p>
        </text:list-item>
        <text:list-item>
          <text:p text:style-name="P7"><text:span text:style-name="T10">May</text:span><text:span text:style-name="T9"> 202</text:span><text:span text:style-name="T10">2</text:span><text:span text:style-name="T9"> to Present</text:span></text:p>
        </text:list-item>
      </text:list>
      <text:p text:style-name="P38">Responsibilities:</text:p>
      <text:list xml:id="list170807973930655" text:continue-numbering="true" text:style-name="WWNum3">
        <text:list-item>
          <text:p text:style-name="P10">Agile-based meetings discussing and working to implement business requirements</text:p>
        </text:list-item>
        <text:list-item>
          <text:p text:style-name="P10">Working with containerisation technology usage in conjunction with Python Lambda-based services</text:p>
        </text:list-item>
        <text:list-item>
          <text:p text:style-name="P10">Employing various AWS services such as Lambda, DynamoDB, S3, cloud logging and metric tracking</text:p>
        </text:list-item>
        <text:list-item>
          <text:p text:style-name="P10">Multi-tenant security content platform utilisation with Redis-assisted alert suppression</text:p>
        </text:list-item>
        <text:list-item>
          <text:p text:style-name="P10">Step functions extension with new lambda for additional enrichment functionality</text:p>
        </text:list-item>
        <text:list-item>
          <text:p text:style-name="P10">CI/CD with usage of Terraform and version control quality assurance pipelines</text:p>
        </text:list-item>
        <text:list-item>
          <text:p text:style-name="P10">Minor user interface fixes in a NodeJS and Svelte customer-facing portal</text:p>
        </text:list-item>
        <text:list-item>
          <text:p text:style-name="P10">SIEM plugin application maintainence and new feature development</text:p>
        </text:list-item>
      </text:list>
      <text:p text:style-name="P11"/>
      <text:p text:style-name="P23">SOC Analyst</text:p>
      <text:list xml:id="list170808590910769" text:continue-numbering="true" text:style-name="WWNum3">
        <text:list-item>
          <text:p text:style-name="P9">Adarma, United Kingdom</text:p>
        </text:list-item>
        <text:list-item>
          <text:p text:style-name="P7"><text:span text:style-name="T12">August 2021 to </text:span><text:span text:style-name="T13">May 2022</text:span></text:p>
        </text:list-item>
      </text:list>
      <text:p text:style-name="P38">Responsibilities:</text:p>
      <text:list xml:id="list170809084701876" text:continue-numbering="true" text:style-name="WWNum3">
        <text:list-item>
          <text:p text:style-name="P12">Monitoring clients' IT infrastructures for threats</text:p>
        </text:list-item>
        <text:list-item>
          <text:p text:style-name="P12">Triaging, investigating and escalating security incidents</text:p>
        </text:list-item>
        <text:list-item>
          <text:p text:style-name="P12">Conducting monitoring for new security rule development</text:p>
        </text:list-item>
        <text:list-item>
          <text:p text:style-name="P12">Hunting for the newest IoCs within client estates</text:p>
        </text:list-item>
        <text:list-item>
          <text:p text:style-name="P12">Assisting with response process development</text:p>
        </text:list-item>
        <text:list-item>
          <text:p text:style-name="P12">Verifying detections with tools and databases to confirm their reputation</text:p>
        </text:list-item>
        <text:list-item>
          <text:p text:style-name="P12">Updating thresholds, whitelists and threat lists for new detections</text:p>
        </text:list-item>
      </text:list>
      <text:p text:style-name="P13"/>
      <text:p text:style-name="P21">Student</text:p>
      <text:list xml:id="list170809004578810" text:continue-numbering="true" text:style-name="WWNum3">
        <text:list-item>
          <text:p text:style-name="P6">Edinburgh Napier University, United Kingdom</text:p>
        </text:list-item>
        <text:list-item>
          <text:p text:style-name="P6">August 2019 to June 2021</text:p>
        </text:list-item>
      </text:list>
      <text:p text:style-name="P42"><text:soft-page-break/>Responsibilities:</text:p>
      <text:list xml:id="list170809764824283" text:continue-numbering="true" text:style-name="WWNum3">
        <text:list-item>
          <text:p text:style-name="P6">Developing a dissertation project using existing photogrammetry solutions for image tracking purposes</text:p>
        </text:list-item>
        <text:list-item>
          <text:p text:style-name="P6">Analysing existing source code for vulnerabilities using secure software development practices</text:p>
        </text:list-item>
        <text:list-item>
          <text:p text:style-name="P6">Collaborating with a team on web technologies group project</text:p>
        </text:list-item>
        <text:list-item>
          <text:p text:style-name="P6">Analysing file and operating system artifacts for forensic evidence</text:p>
        </text:list-item>
        <text:list-item>
          <text:p text:style-name="P6">Python scripting for network analysis</text:p>
        </text:list-item>
        <text:list-item>
          <text:p text:style-name="P6">Basic network server penetration testing</text:p>
        </text:list-item>
        <text:list-item>
          <text:p text:style-name="P6">Executing and protecting against attacks in an IoT network simulator</text:p>
        </text:list-item>
      </text:list>
      <text:p text:style-name="P14"/>
      <text:p text:style-name="P21">Glass collector</text:p>
      <text:list text:continue-list="list170809764824283" text:style-name="WWNum20">
        <text:list-item>
          <text:p text:style-name="P39">Fergie's Bar in Bathgate, United Kingdom</text:p>
        </text:list-item>
        <text:list-item text:style-override="WWNum3">
          <text:p text:style-name="P40">August 2016 to May 2017</text:p>
        </text:list-item>
      </text:list>
      <text:p text:style-name="P42">Responsibilities:</text:p>
      <text:list xml:id="list170008930116212" text:style-name="WWNum3">
        <text:list-item>
          <text:p text:style-name="P6">Restocking the fridges after sales and during deliveries</text:p>
        </text:list-item>
        <text:list-item>
          <text:p text:style-name="P46">Cleaning the pub floor and tables</text:p>
        </text:list-item>
        <text:list-item>
          <text:p text:style-name="P46">Collecting and washing glasses</text:p>
        </text:list-item>
        <text:list-item>
          <text:p text:style-name="P46">Answering customer queries</text:p>
        </text:list-item>
      </text:list>
      <text:p text:style-name="P4"/>
      <text:p text:style-name="P20">References</text:p>
      <text:list xml:id="list170809793859177" text:continue-numbering="true" text:style-name="WWNum3">
        <text:list-item>
          <text:p text:style-name="P41">Adarma available upon request</text:p>
        </text:list-item>
        <text:list-item>
          <text:p text:style-name="P44"><text:span text:style-name="T14">Dr Sean McKeown (Edinburgh Napier University) - </text:span><text:span text:style-name="CVList_20_Char"><text:span text:style-name="T20">S.McKeown@napier.ac.uk</text:span></text:span></text:p>
        </text:list-item>
        <text:list-item>
          <text:p text:style-name="P40">Maciej Zmijewski (Fergie's Bar) – 07783937824</text:p>
        </text:list-item>
      </text:list>
      <text:p text:style-name="Text_20_body_20__28_user_29_"/>
      <text:p text:style-name="P19">Projects</text:p>
      <text:p text:style-name="P22">Distributed object storage database and client-server architecture filesystem (WIP)</text:p>
      <text:p text:style-name="P1"><text:span text:style-name="T16">Serverless</text:span><text:span text:style-name="T15"> </text:span><text:span text:style-name="T16">database running with S3-compatible storage containing filesystem-like capabilities using stateless autodiscovering hosts forming consensus</text:span><text:span text:style-name="T15">:</text:span></text:p>
      <text:list xml:id="list1445488128" text:style-name="WWNum7">
        <text:list-item>
          <text:p text:style-name="P48">Multi-paradigm distributed database and FUSE filesystem</text:p>
        </text:list-item>
        <text:list-item>
          <text:p text:style-name="P48">Distributed object model without external Redis-like services</text:p>
        </text:list-item>
        <text:list-item>
          <text:p text:style-name="P48">Extensible framework for multiple storage client usage ability </text:p>
        </text:list-item>
        <text:list-item>
          <text:p text:style-name="P48">Consensus algorithm mediated distributed architecture</text:p>
        </text:list-item>
        <text:list-item>
          <text:p text:style-name="P49"><text:soft-page-break/>Network autodiscovery service configuration</text:p>
        </text:list-item>
      </text:list>
      <text:p text:style-name="P50"/>
      <text:p text:style-name="P23">Neural Network from Scratch using Python</text:p>
      <text:p text:style-name="P43">A multi-layer perceptron artificial neural network implementation in Python from scratch:</text:p>
      <text:list xml:id="list170808126360605" text:continue-numbering="true" text:style-name="WWNum7">
        <text:list-item>
          <text:p text:style-name="P51">Object-oriented programming model</text:p>
        </text:list-item>
        <text:list-item>
          <text:p text:style-name="P51">Extensible design for activation functions with multiple already provided</text:p>
        </text:list-item>
        <text:list-item>
          <text:p text:style-name="P51">Model saving and loading capabilities</text:p>
        </text:list-item>
        <text:list-item>
          <text:p text:style-name="P51">OpenCV for retrieving camera data</text:p>
        </text:list-item>
        <text:list-item>
          <text:p text:style-name="P51">Xavier weight initialisation function</text:p>
        </text:list-item>
        <text:list-item>
          <text:p text:style-name="P51">Gradient descent implementation</text:p>
        </text:list-item>
        <text:list-item>
          <text:p text:style-name="P51">Abstraction with wrapper functions</text:p>
        </text:list-item>
      </text:list>
      <text:p text:style-name="Text_20_body_20__28_user_29_"/>
      <text:p text:style-name="P21">Network Packet Capture Analysis using Python</text:p>
      <text:p text:style-name="P43">A python script to analyse a network packet capture:</text:p>
      <text:list xml:id="list170809772358845" text:continue-list="list170809793859177" text:style-name="WWNum3">
        <text:list-item>
          <text:p text:style-name="P52">The "dpkt" library to parse network packet data</text:p>
        </text:list-item>
        <text:list-item>
          <text:p text:style-name="P46">JSON configuration files for initial program configuration</text:p>
        </text:list-item>
        <text:list-item>
          <text:p text:style-name="P46">Querying for geodata based on IP addresses</text:p>
        </text:list-item>
        <text:list-item>
          <text:p text:style-name="P45"><text:span text:style-name="T17">Network data </text:span><text:span text:style-name="T18">visualisation</text:span><text:span text:style-name="T17"> using Matplotlib and NetworkX</text:span></text:p>
        </text:list-item>
        <text:list-item>
          <text:p text:style-name="P46">Regex to filter out relevant data</text:p>
        </text:list-item>
        <text:list-item>
          <text:p text:style-name="P46">Creation of a KML file using the geodata</text:p>
        </text:list-item>
        <text:list-item>
          <text:p text:style-name="P46">Packet type, length, and count analysis</text:p>
        </text:list-item>
        <text:list-item>
          <text:p text:style-name="P45"><text:span text:style-name="T7">Visualisation </text:span><text:span text:style-name="T19">of the program structure using Pyan</text:span></text:p>
        </text:list-item>
      </text:list>
      <text:p text:style-name="P5"/>
      <text:p text:style-name="P21">Rota and Holiday Scheduling Web Application using NodeJS (Group Project)</text:p>
      <text:p text:style-name="P43">A web application for SMEs to manage their shift and holiday assignments using NodeJS containing:</text:p>
      <text:list xml:id="list170809183786893" text:continue-numbering="true" text:style-name="WWNum3">
        <text:list-item>
          <text:p text:style-name="P52">Employee rota or holiday request and assignment functionality</text:p>
        </text:list-item>
        <text:list-item>
          <text:p text:style-name="P46">SQLite database to store employee account data</text:p>
        </text:list-item>
        <text:list-item>
          <text:p text:style-name="P46">Separate dashboard for employees and administrators</text:p>
        </text:list-item>
        <text:list-item>
          <text:p text:style-name="P46">Visualisation of employee timetable using a Gantt chart</text:p>
        </text:list-item>
        <text:list-item>
          <text:p text:style-name="P46">Bcrypt for hashing and salting passwords</text:p>
        </text:list-item>
        <text:list-item>
          <text:p text:style-name="P46">HTTPS for data entry encryption</text:p>
        </text:list-item>
        <text:list-item>
          <text:p text:style-name="P46">Role-Based Access Control</text:p>
        </text:list-item>
        <text:list-item>
          <text:p text:style-name="P46"><text:soft-page-break/>Form input sanitisation</text:p>
        </text:list-item>
        <text:list-item>
          <text:p text:style-name="P46">Data API for schedule retrieval</text:p>
        </text:list-item>
        <text:list-item>
          <text:p text:style-name="P47">Alerts system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loext:linked-style-name="Heading_20_6_20_Char" style:default-outline-level="6" style:list-style-name="" style:class="text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 loext:linked-style-name="Standard_20_Char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 loext:linked-style-name="Text_20_body_20_Char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ing_20_11" style:display-name="Heading 11" style:family="paragraph" style:parent-style-name="Standard_20__28_user_29_" style:default-outline-level="1" style:list-style-name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ption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1" style:display-name="List Paragraph1" style:family="paragraph" style:parent-style-name="Standard_20__28_user_29_">
      <style:paragraph-properties fo:margin-left="1.27cm" fo:margin-right="0cm" fo:text-indent="0cm" style:auto-text-indent="false"/>
    </style:style>
    <style:style style:name="No_20_Spacing1" style:display-name="No Spacing1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ad" style:family="paragraph" style:parent-style-name="Standard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VList" style:family="paragraph" style:parent-style-name="Text_20_body_20__28_user_29_" loext:linked-style-name="CVList_20_Char" style:list-style-name="WWNum3" style:list-level="1">
      <style:text-properties fo:color="#000000" loext:opacity="100%" style:font-name="Arial" fo:font-family="Arial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/>
    </style:style>
    <style:style style:name="Standard_20_Char" style:display-name="Standard Char" style:family="text" style:parent-style-name="Default_20_Paragraph_20_Font">
      <style:text-properties fo:language="en" fo:country="US" style:language-asian="en" style:country-asian="US" style:font-size-complex="11pt"/>
    </style:style>
    <style:style style:name="Text_20_body_20_Char" style:display-name="Text body Char" style:family="text" style:parent-style-name="Standard_20_Char" loext:linked-style-name="Text_20_body">
      <style:text-properties fo:language="en" fo:country="US" style:language-asian="en" style:country-asian="US" style:font-size-complex="11pt"/>
    </style:style>
    <style:style style:name="CVList_20_Char" style:display-name="CVList Char" style:family="text" style:parent-style-name="Text_20_body_20_Char" loext:linked-style-name="CVList">
      <style:text-properties fo:color="#000000" loext:opacity="100%" style:font-name="Arial" fo:font-family="Arial" style:font-family-generic="roman" style:font-pitch="variable" fo:font-size="10pt" fo:language="en" fo:country="US" style:letter-kerning="true" style:font-name-asian="Times New Roman1" style:font-family-asian="'Times New Roman'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05:18:00</meta:creation-date>
    <meta:initial-creator>Eliza Kaczor</meta:initial-creator>
    <dc:language>en-GB</dc:language>
    <meta:print-date>2021-06-03T05:11:00</meta:print-date>
    <dc:date>2022-10-18T16:59:23.276764205</dc:date>
    <meta:editing-cycles>13</meta:editing-cycles>
    <dc:title>Wiktor Kaczor</dc:title>
    <meta:editing-duration>PT1H23M22S</meta:editing-duration>
    <meta:generator>LibreOffice/7.4.2.3$Linux_X86_64 LibreOffice_project/40$Build-3</meta:generator>
    <meta:document-statistic meta:table-count="0" meta:image-count="0" meta:object-count="0" meta:page-count="5" meta:paragraph-count="113" meta:word-count="776" meta:character-count="5500" meta:non-whitespace-character-count="4909"/>
    <meta:user-defined meta:name="AppVersion">15.0000</meta:user-defined>
    <meta:user-defined meta:name="HyperlinksChanged" meta:value-type="boolean">false</meta:user-defined>
    <meta:user-defined meta:name="KSOProductBuildVer">1033-9.1.0.4942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